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34b6af" officeooo:paragraph-rsid="0034b6af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Kitchen</text:h>
      <text:p text:style-name="P1"/>
      <text:section text:style-name="Sect1" text:name="Section1">
        <text:list xml:id="list3940795827" text:style-name="L1">
          <text:list-item>
            <text:p text:style-name="P3">Apron.</text:p>
          </text:list-item>
          <text:list-item>
            <text:p text:style-name="P3">baking sheet. (baking dish).</text:p>
          </text:list-item>
          <text:list-item>
            <text:p text:style-name="P3">Blender.</text:p>
          </text:list-item>
          <text:list-item>
            <text:p text:style-name="P3">Bowl.</text:p>
          </text:list-item>
          <text:list-item>
            <text:p text:style-name="P3">Burner.</text:p>
          </text:list-item>
          <text:list-item>
            <text:p text:style-name="P3">Chopper.</text:p>
          </text:list-item>
          <text:list-item>
            <text:p text:style-name="P3">Colander.</text:p>
          </text:list-item>
          <text:list-item>
            <text:p text:style-name="P3">cup and saucer.</text:p>
          </text:list-item>
          <text:list-item>
            <text:p text:style-name="P3">Cupboard.</text:p>
          </text:list-item>
          <text:list-item>
            <text:p text:style-name="P3">cutting board.</text:p>
          </text:list-item>
          <text:list-item>
            <text:p text:style-name="P3">Detergent.</text:p>
          </text:list-item>
          <text:list-item>
            <text:p text:style-name="P3">dish dryer.</text:p>
          </text:list-item>
          <text:list-item>
            <text:p text:style-name="P3">dish soap.</text:p>
          </text:list-item>
          <text:list-item>
            <text:p text:style-name="P3">dish towel.</text:p>
          </text:list-item>
          <text:list-item>
            <text:p text:style-name="P3">Dishcloth.</text:p>
          </text:list-item>
          <text:list-item>
            <text:p text:style-name="P3">Dishes.</text:p>
          </text:list-item>
          <text:list-item>
            <text:p text:style-name="P3">Dishwasher.</text:p>
          </text:list-item>
          <text:list-item>
            <text:p text:style-name="P3">electric oven.</text:p>
          </text:list-item>
          <text:list-item>
            <text:p text:style-name="P3">Fork.</text:p>
          </text:list-item>
          <text:list-item>
            <text:p text:style-name="P3">fruit bowl.</text:p>
          </text:list-item>
          <text:list-item>
            <text:p text:style-name="P3">frying pan.</text:p>
          </text:list-item>
          <text:list-item>
            <text:p text:style-name="P3">funnel.</text:p>
          </text:list-item>
          <text:list-item>
            <text:p text:style-name="P3">glass.</text:p>
          </text:list-item>
          <text:list-item>
            <text:p text:style-name="P3">Grater.</text:p>
          </text:list-item>
          <text:list-item>
            <text:p text:style-name="P3">grill pan.</text:p>
          </text:list-item>
          <text:list-item>
            <text:p text:style-name="P3">jars</text:p>
          </text:list-item>
          <text:list-item>
            <text:p text:style-name="P3">jug.</text:p>
          </text:list-item>
          <text:list-item>
            <text:p text:style-name="P3">kettle.</text:p>
          </text:list-item>
          <text:list-item>
            <text:p text:style-name="P3">knife.</text:p>
          </text:list-item>
          <text:list-item>
            <text:p text:style-name="P3">ladle.</text:p>
          </text:list-item>
          <text:list-item>
            <text:p text:style-name="P3">measuring cup.</text:p>
          </text:list-item>
          <text:list-item>
            <text:p text:style-name="P3">microwave oven.</text:p>
          </text:list-item>
          <text:list-item>
            <text:p text:style-name="P3">mitten. (oven glove).</text:p>
          </text:list-item>
          <text:list-item>
            <text:p text:style-name="P3">mixer.</text:p>
          </text:list-item>
          <text:list-item>
            <text:p text:style-name="P3">mug.</text:p>
          </text:list-item>
          <text:list-item>
            <text:p text:style-name="P3">napkin.</text:p>
          </text:list-item>
          <text:list-item>
            <text:p text:style-name="P3">pan.</text:p>
          </text:list-item>
          <text:list-item>
            <text:p text:style-name="P3">peeler.</text:p>
          </text:list-item>
          <text:list-item>
            <text:p text:style-name="P3">plate.</text:p>
          </text:list-item>
          <text:list-item>
            <text:p text:style-name="P3">pot lid.</text:p>
          </text:list-item>
          <text:list-item>
            <text:p text:style-name="P3">Pot.</text:p>
          </text:list-item>
          <text:list-item>
            <text:p text:style-name="P3">pressure cooker.</text:p>
          </text:list-item>
          <text:list-item>
            <text:p text:style-name="P3">Refrigerator.</text:p>
          </text:list-item>
          <text:list-item>
            <text:p text:style-name="P3">rolling pin.</text:p>
          </text:list-item>
          <text:list-item>
            <text:p text:style-name="P3">salt shaker.</text:p>
          </text:list-item>
          <text:list-item>
            <text:p text:style-name="P3">Sieve.</text:p>
          </text:list-item>
          <text:list-item>
            <text:p text:style-name="P3">Sink. (kitchen sink).</text:p>
          </text:list-item>
          <text:list-item>
            <text:p text:style-name="P3">Skimmer.</text:p>
          </text:list-item>
          <text:list-item>
            <text:p text:style-name="P3">Spatula.</text:p>
          </text:list-item>
          <text:list-item>
            <text:p text:style-name="P3">Sponge.</text:p>
          </text:list-item>
          <text:list-item>
            <text:p text:style-name="P3">Spoon.</text:p>
          </text:list-item>
          <text:list-item>
            <text:p text:style-name="P3">Squeezer.</text:p>
          </text:list-item>
          <text:list-item>
            <text:p text:style-name="P3">Stove.</text:p>
          </text:list-item>
          <text:list-item>
            <text:p text:style-name="P3">table cloth.</text:p>
          </text:list-item>
          <text:list-item>
            <text:p text:style-name="P3">Tableware.</text:p>
          </text:list-item>
          <text:list-item>
            <text:p text:style-name="P3">Teapot.</text:p>
          </text:list-item>
          <text:list-item>
            <text:p text:style-name="P3">Toaster.</text:p>
          </text:list-item>
          <text:list-item>
            <text:p text:style-name="P3">Tray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8T12:48:50.581000000</dc:date>
    <dc:creator>E G</dc:creator>
    <meta:editing-duration>PT2H15M12S</meta:editing-duration>
    <meta:editing-cycles>29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9" meta:word-count="141" meta:character-count="711" meta:non-whitespace-character-count="687"/>
    <meta:user-defined meta:name="DocumentEncoding">utf-8</meta:user-defined>
    <meta:user-defined meta:name="HTML" meta:value-type="boolean">true</meta:user-defined>
  </office:meta>
</office:document-meta>
</file>